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23FE6C3B660D3227.png" manifest:media-type="image/png"/>
  <manifest:file-entry manifest:full-path="Pictures/10000000000001000000010055490C678FB4A13A.png" manifest:media-type="image/png"/>
  <manifest:file-entry manifest:full-path="Pictures/100000000000010000000100638C1F83A1CA39B7.png" manifest:media-type="image/png"/>
  <manifest:file-entry manifest:full-path="Pictures/1000000000000400000004004BF0703DCE0C02B1.jpg" manifest:media-type="image/jpeg"/>
  <manifest:file-entry manifest:full-path="Pictures/100000000000010000000100FEF691860BDAEC76.png" manifest:media-type="image/png"/>
  <manifest:file-entry manifest:full-path="Pictures/100000000000010000000100476729ABBEBC8157.png" manifest:media-type="image/png"/>
  <manifest:file-entry manifest:full-path="Pictures/100000000000010000000100118A6934CE338070.png" manifest:media-type="image/png"/>
  <manifest:file-entry manifest:full-path="Pictures/100000000000010000000100BDBCB571FD712744.png" manifest:media-type="image/png"/>
  <manifest:file-entry manifest:full-path="Pictures/1000000000000100000001008B1C9085B5572060.png" manifest:media-type="image/png"/>
  <manifest:file-entry manifest:full-path="Pictures/100000000000010000000100619973D812B4A522.png" manifest:media-type="image/png"/>
  <manifest:file-entry manifest:full-path="Pictures/100000000000010000000100ADBC4C9FAEB5B90C.png" manifest:media-type="image/png"/>
  <manifest:file-entry manifest:full-path="Pictures/100000000000040000000400360B606A586D5884.jpg" manifest:media-type="image/jpeg"/>
  <manifest:file-entry manifest:full-path="Pictures/1000000000000100000001008EADACB79C4647C6.png" manifest:media-type="image/png"/>
  <manifest:file-entry manifest:full-path="Pictures/100000000000010000000100B3525398BF70302D.png" manifest:media-type="image/png"/>
  <manifest:file-entry manifest:full-path="Pictures/100000000000010000000100A0ACD6AEDE1F20F9.png" manifest:media-type="image/png"/>
  <manifest:file-entry manifest:full-path="Pictures/100000000000010000000100CD3BAFC025907441.png" manifest:media-type="image/png"/>
  <manifest:file-entry manifest:full-path="Pictures/1000000000000100000001009B278222FABF3C37.png" manifest:media-type="image/png"/>
  <manifest:file-entry manifest:full-path="Pictures/100000000000010000000100D3AA273F8F769252.png" manifest:media-type="image/png"/>
  <manifest:file-entry manifest:full-path="Pictures/10000000000001000000010032509931786F19D9.png" manifest:media-type="image/png"/>
  <manifest:file-entry manifest:full-path="Pictures/100000000000010000000100A0095F4D133A58B5.png" manifest:media-type="image/png"/>
  <manifest:file-entry manifest:full-path="Pictures/100000000000010000000100E13A0C70F72D453D.png" manifest:media-type="image/png"/>
  <manifest:file-entry manifest:full-path="Pictures/100000000000010000000100BD13BC3E0108D555.png" manifest:media-type="image/png"/>
  <manifest:file-entry manifest:full-path="Pictures/10000000000001000000010041B61674968EE1D4.png" manifest:media-type="image/png"/>
  <manifest:file-entry manifest:full-path="Pictures/1000000000000100000001009CC5982768ABED33.png" manifest:media-type="image/png"/>
  <manifest:file-entry manifest:full-path="Pictures/1000000000000100000001000D348207C5F64BAE.png" manifest:media-type="image/png"/>
  <manifest:file-entry manifest:full-path="Pictures/1000000000000100000001008544EF3075A391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9.255cm" svg:y="2.165cm">
          <draw:image xlink:href="Pictures/100000000000010000000100619973D812B4A52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.483cm" svg:y="2.165cm">
          <draw:image xlink:href="Pictures/1000000000000100000001000D348207C5F64BA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6.018cm" svg:y="2.165cm">
          <draw:image xlink:href="Pictures/10000000000001000000010032509931786F19D9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2.703cm" svg:y="2.17cm">
          <draw:image xlink:href="Pictures/100000000000010000000100ADBC4C9FAEB5B90C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.47cm" svg:y="8.85cm">
          <draw:image xlink:href="Pictures/100000000000010000000100B3525398BF70302D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9.23cm" svg:y="8.849cm">
          <draw:image xlink:href="Pictures/100000000000010000000100A0ACD6AEDE1F20F9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5.991cm" svg:y="8.833cm">
          <draw:image xlink:href="Pictures/100000000000010000000100A0095F4D133A58B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2.681cm" svg:y="8.885cm">
          <draw:image xlink:href="Pictures/100000000000010000000100BD13BC3E0108D555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9.255cm" svg:y="15.605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.483cm" svg:y="15.605cm">
          <draw:image xlink:href="Pictures/1000000000000100000001008EADACB79C4647C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6.008cm" svg:y="15.61cm">
          <draw:image xlink:href="Pictures/10000000000001000000010041B61674968EE1D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.483cm" svg:y="22.385cm">
          <draw:image xlink:href="Pictures/1000000000000100000001009CC5982768ABED33.png" xlink:type="simple" xlink:show="embed" xlink:actuate="onLoad" draw:mime-type="image/png">
            <text:p/>
          </draw:image>
        </draw:frame>
        <draw:frame draw:style-name="gr1" draw:text-style-name="P1" draw:layer="layout" svg:width="1.587cm" svg:height="1.587cm" svg:x="7.667cm" svg:y="27.57cm">
          <draw:image xlink:href="Pictures/1000000000000100000001008544EF3075A3915A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9.222cm" svg:y="22.385cm">
          <draw:image xlink:href="Pictures/100000000000010000000100E13A0C70F72D453D.png" xlink:type="simple" xlink:show="embed" xlink:actuate="onLoad" draw:mime-type="image/png">
            <text:p/>
          </draw:image>
        </draw:frame>
        <draw:frame draw:style-name="gr1" draw:text-style-name="P1" draw:layer="layout" svg:width="2.065cm" svg:height="2.065cm" svg:x="13.878cm" svg:y="27.086cm">
          <draw:image xlink:href="Pictures/100000000000010000000100BDBCB571FD712744.png" xlink:type="simple" xlink:show="embed" xlink:actuate="onLoad" draw:mime-type="image/png">
            <text:p/>
          </draw:image>
        </draw:frame>
        <draw:frame draw:style-name="gr1" draw:text-style-name="P1" draw:layer="layout" svg:width="1.978cm" svg:height="1.978cm" svg:x="20.685cm" svg:y="20.368cm">
          <draw:image xlink:href="Pictures/100000000000010000000100CD3BAFC025907441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2.703cm" svg:y="15.605cm">
          <draw:image xlink:href="Pictures/100000000000010000000100476729ABBEBC8157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1.692cm" svg:x="27.721cm" svg:y="20.685cm">
          <draw:image xlink:href="Pictures/100000000000010000000100FEF691860BDAEC76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5.961cm" svg:y="22.387cm">
          <draw:image xlink:href="Pictures/100000000000010000000100118A6934CE338070.png" xlink:type="simple" xlink:show="embed" xlink:actuate="onLoad" draw:mime-type="image/png">
            <text:p/>
          </draw:image>
        </draw:frame>
        <draw:frame draw:style-name="gr1" draw:text-style-name="P1" draw:layer="layout" svg:width="2.009cm" svg:height="2.009cm" svg:x="20.668cm" svg:y="27.148cm">
          <draw:image xlink:href="Pictures/100000000000010000000100638C1F83A1CA39B7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2.703cm" svg:y="22.372cm">
          <draw:image xlink:href="Pictures/10000000000001000000010055490C678FB4A13A.png" xlink:type="simple" xlink:show="embed" xlink:actuate="onLoad" draw:mime-type="image/png">
            <text:p/>
          </draw:image>
        </draw:frame>
        <draw:frame draw:style-name="gr1" draw:text-style-name="P1" draw:layer="layout" svg:width="1.436cm" svg:height="1.436cm" svg:x="28.026cm" svg:y="27.721cm">
          <draw:image xlink:href="Pictures/100000000000010000000100D3AA273F8F769252.png" xlink:type="simple" xlink:show="embed" xlink:actuate="onLoad" draw:mime-type="image/png">
            <text:p/>
          </draw:image>
        </draw:frame>
        <draw:frame draw:style-name="gr1" draw:text-style-name="P1" draw:layer="layout" svg:width="1.588cm" svg:height="1.588cm" svg:x="21.102cm" svg:y="14.017cm">
          <draw:image xlink:href="Pictures/1000000000000100000001008B1C9085B5572060.png" xlink:type="simple" xlink:show="embed" xlink:actuate="onLoad" draw:mime-type="image/png">
            <text:p/>
          </draw:image>
        </draw:frame>
        <draw:frame draw:style-name="gr1" draw:text-style-name="P1" draw:layer="layout" svg:width="1.207cm" svg:height="1.207cm" svg:x="28.254cm" svg:y="14.386cm">
          <draw:image xlink:href="Pictures/10000000000001000000010023FE6C3B660D3227.png" xlink:type="simple" xlink:show="embed" xlink:actuate="onLoad" draw:mime-type="image/png">
            <text:p/>
          </draw:image>
        </draw:frame>
        <draw:frame draw:style-name="gr1" draw:text-style-name="P1" draw:layer="layout" svg:width="1.57cm" svg:height="1.57cm" svg:x="27.899cm" svg:y="7.325cm">
          <draw:image xlink:href="Pictures/1000000000000400000004004BF0703DCE0C02B1.jpg" xlink:type="simple" xlink:show="embed" xlink:actuate="onLoad" draw:mime-type="image/jpeg">
            <text:p/>
          </draw:image>
        </draw:frame>
        <draw:frame draw:style-name="gr1" draw:text-style-name="P1" draw:layer="layout" svg:width="1.959cm" svg:height="1.959cm" svg:x="20.736cm" svg:y="6.918cm">
          <draw:image xlink:href="Pictures/100000000000040000000400360B606A586D588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23:44:04.548218202</meta:creation-date>
    <dc:date>2022-04-30T10:37:50.066388904</dc:date>
    <meta:editing-duration>PT46M14S</meta:editing-duration>
    <meta:editing-cycles>4</meta:editing-cycles>
    <meta:generator>LibreOffice/7.3.2.2$Linux_X86_64 LibreOffice_project/30$Build-2</meta:generator>
    <meta:document-statistic meta:object-count="26"/>
  </office:meta>
</office:document-meta>
</file>